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</text:p>
      <text:p text:style-name="P36"><text:span text:style-name="T12">- Air temperature<text:tab/></text:span><text:span text:style-name="T22"><text:tab/><text:tab/><text:tab/><text:tab/>+</text:span><text:span text:style-name="T12">$temp</text:span><text:span text:style-name="T22"> °</text:span><text:span text:style-name="T12">C</text:span></text:p>
      <text:p text:style-name="P36"><text:span text:style-name="T12">- Atmospheric pressure<text:tab/></text:span><text:span text:style-name="T12"><text:tab/><text:tab/><text:tab/>98,5 kPa</text:span></text:p>
      <text:p text:style-name="P36"><text:span text:style-name="T12">- Relative humidity<text:tab/><text:tab/></text:span><text:span text:style-name="T12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2">Calibration means:</text:p>
      <text:p text:style-name="P39">- $eng_facility_110;</text:p>
      <text:p text:style-name="P38">- $eng_facility_130;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5">Relative gamma radiation dose rate measure-ment</text:span> error</text:p>
            <text:p text:style-name="P34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50:28.26</dc:date>
    <meta:print-date>2019-04-03T15:18:00</meta:print-date>
    <meta:editing-cycles>145</meta:editing-cycles>
    <meta:editing-duration>PT10H43M20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3" meta:character-count="1564"/>
  </office:meta>
</office:document-meta>
</file>